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4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7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P8" style:family="paragraph" style:parent-style-name="Text_20_body">
      <style:paragraph-properties fo:margin-left="1.27cm" fo:margin-right="0cm" fo:margin-top="0.176cm" fo:margin-bottom="0.212cm" fo:text-indent="-0.635cm" style:auto-text-indent="false" fo:background-color="transparent" style:writing-mode="lr-tb">
        <style:background-image/>
      </style:paragraph-properties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Text_20_body" style:list-style-name="L1">
      <style:paragraph-properties fo:margin-left="1.27cm" fo:margin-right="0cm" fo:margin-top="0.176cm" fo:margin-bottom="0.212cm" fo:text-indent="-0.635cm" style:auto-text-indent="false" style:writing-mode="lr-tb"/>
      <style:text-properties fo:language="en" fo:country="US"/>
    </style:style>
    <style:style style:name="P11" style:family="paragraph" style:parent-style-name="Text_20_body" style:list-style-name="L1">
      <style:paragraph-properties fo:margin-left="1.27cm" fo:margin-right="0cm" fo:margin-top="0.176cm" fo:margin-bottom="0.212cm" fo:text-indent="-0.635cm" style:auto-text-indent="false" style:writing-mode="lr-tb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style="italic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 style:font-name="Symbol" fo:font-size="10pt"/>
    </style:style>
    <style:style style:name="T8" style:family="text">
      <style:text-properties style:font-name="Symbol" fo:font-size="10pt"/>
    </style:style>
    <style:style style:name="T9" style:family="text">
      <style:text-properties style:font-name="Times New Roman4" fo:font-size="14pt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7cm" draw:z-index="0"><draw:image xlink:href="../../odt_eng/images/1002.png" xlink:type="simple" xlink:show="embed" xlink:actuate="onLoad"/></draw:frame></text:p>
          </table:table-cell>
          <table:table-cell table:style-name="Table1.B1" office:value-type="string">
            <text:h text:style-name="P9" text:outline-level="1">SimInTech submodel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3cm" draw:z-index="0"><draw:image xlink:href="../../odt_eng/images/100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generates "a shell" for nested diagram(-s) to be produced from both typical units and <text:span text:style-name="T6">Submodels</text:span> of a deeper nesting level.</text:p>
            <text:p text:style-name="P5">Number of inputs and outputs of the unit is defined automatically in the process of filing the inner structure of the unit with units "<text:span text:style-name="T1">Input Port</text:span>" and "<text:span text:style-name="T1">Output Port</text:span>".</text:p>
            <text:p text:style-name="P5">The dialog window is opened as follows:</text:p>
            <text:p text:style-name="P8"><text:span text:style-name="T8">·</text:span><text:span text:style-name="T7"> <text:tab/></text:span><text:span text:style-name="T2">shift the mouse cursor to “</text:span><text:span text:style-name="T5">Submodel” </text:span><text:span text:style-name="T2">and single-click the mouse right button on that:</text:span> <text:span text:style-name="T2">contextual menu of the unit will be opened;</text:span></text:p>
            <text:p text:style-name="P7"><text:span text:style-name="T8">·</text:span><text:span text:style-name="T7"><text:tab/></text:span><text:span text:style-name="T2">shift the mouse cursor to option “</text:span><text:span text:style-name="T3">Properties” </text:span><text:span text:style-name="T2">and single-click the mouse right button on that: dialog window of the unit will be opened.</text:span></text:p>
            <text:p text:style-name="P5">The unit (as well as many other units) has the following <text:span text:style-name="T1">properties</text:span>:</text:p>
            <text:p text:style-name="P7"><text:span text:style-name="T8">·</text:span><text:span text:style-name="T7"><text:tab/></text:span><text:span text:style-name="T2">Graphic representation – is intended to change the typical pictogram of the unit for any original pictogram.</text:span></text:p>
            <text:p text:style-name="P7"><text:span text:style-name="T8">·<text:tab/></text:span><text:span text:style-name="T2">Item name – the name of the unit in the diagram window.</text:span> <text:span text:style-name="T2">Name of a submodel influences on global names of units positioned inside the submodel:</text:span> <text:span text:style-name="T2">global names of units nested in the submodel will have the following appearance: &lt;</text:span><text:span text:style-name="T4">Submodel N</text:span><text:span text:style-name="T3">ame&gt;.&lt;Unit Name&gt; </text:span><text:span text:style-name="T2">("dot”-separated).</text:span> <text:span text:style-name="T2">A deeper nesting level has a similar appearance.</text:span></text:p>
            <text:p text:style-name="P7"><text:span text:style-name="T8">·</text:span><text:span text:style-name="T7"><text:tab/></text:span><text:span text:style-name="T2">Element type – the name of element type.</text:span> <text:span text:style-name="T2">It is used, for example, during development of own typical models, own units on the basis of SimInTech submodel.</text:span></text:p>
            <text:p text:style-name="P7"><text:span text:style-name="T8">·</text:span><text:span text:style-name="T7"><text:tab/></text:span><text:span text:style-name="T2">Prompt message – <text:s/>a text displayed as a prompt message, on positioning the mouse cursor on the unit in the diagram window.</text:span></text:p>
            <text:p text:style-name="P7"><text:span text:style-name="T8">·</text:span><text:span text:style-name="T7"><text:tab/></text:span><text:span text:style-name="T2">Performance visibility – flag for unit displaying during calculation (simulation).</text:span></text:p>
            <text:p text:style-name="P7"><text:span text:style-name="T8">·</text:span><text:span text:style-name="T7"><text:tab/></text:span><text:span text:style-name="T2">Color – color of the unit in the diagram window.</text:span> <text:span text:style-name="T2">If pictorgram is available it is the background color.</text:span></text:p>
            <text:p text:style-name="P7"><text:span text:style-name="T8">·</text:span><text:span text:style-name="T7"><text:tab/></text:span><text:span text:style-name="T2">Point data – <text:s/>the property commonly used as reference or for precise positioning the unit in the diagram.</text:span></text:p>
            <text:p text:style-name="P7"><text:span text:style-name="T8">·</text:span><text:span text:style-name="T7"><text:tab/></text:span><text:span text:style-name="T2">Rotation angle – rotation angle for the unit pictogram in the diagram window.</text:span></text:p>
            <text:p text:style-name="P7"><text:span text:style-name="T8">·</text:span><text:span text:style-name="T7"><text:tab/></text:span><text:span text:style-name="T2">Width – width of the unit pictogram in the diagram.</text:span></text:p>
            <text:p text:style-name="P7"><text:span text:style-name="T8">·</text:span><text:span text:style-name="T7"><text:tab/></text:span><text:span text:style-name="T2">Height – <text:s/>height of the unit pictogram in the diagram.</text:span></text:p>
            <text:p text:style-name="P7"><text:span text:style-name="T8">·</text:span><text:span text:style-name="T7"><text:tab/></text:span><text:span text:style-name="T2">Display the frame – flag for displaying the unit image frame in the diagram.</text:span></text:p>
            <text:p text:style-name="P7"><text:span text:style-name="T8">·</text:span><text:span text:style-name="T7"><text:tab/></text:span><text:span text:style-name="T2">Frame color – color of the unit frame in the diagram window.</text:span></text:p>
            <text:p text:style-name="P7"><text:span text:style-name="T8">·</text:span><text:span text:style-name="T7"><text:tab/></text:span><text:span text:style-name="T2">Unit signature – text (line) to be entered as a signature next to the unit in the diagram.</text:span> <text:span text:style-name="T2">It can be positioned randomly but relative to the unit and remains bound to that when the unit is shifted.</text:span> <text:span text:style-name="T2">Style (font, color, leveling) of the signature are set by other (neighbor) properties.</text:span></text:p>
            <text:p text:style-name="P7"><text:span text:style-name="T8">·</text:span><text:span text:style-name="T7"><text:tab/></text:span><text:span text:style-name="T2">Signature style – indicates what is to be displayed as the signature of the unit.</text:span></text:p>
            <text:p text:style-name="P7"><text:span text:style-name="T8">·</text:span><text:span text:style-name="T7"><text:tab/></text:span><text:span text:style-name="T2">Name of submodel file – allows the submodel pattern to be stored and edited in a separate file. </text:span></text:p>
            <text:p text:style-name="P5">Internal diagram window of <text:span text:style-name="T6">Submodel </text:span>“is opened” as follows:</text:p>
            <text:p text:style-name="P7"><text:span text:style-name="T8">·</text:span><text:span text:style-name="T7"><text:tab/></text:span><text:span text:style-name="T2">by double-clicking the mouse left button in the unit field; a double-click of the mouse in the blank space of the submodel opened diagram window returns to a previous (upper) level of the diagram.</text:span></text:p>
            <text:p text:style-name="P7"><text:span text:style-name="T8">·</text:span><text:span text:style-name="T7"><text:tab/></text:span><text:span text:style-name="T2">From the drop-down context menu item “Actions” – “Enter the submodel”.</text:span></text:p>
            <text:p text:style-name="P5">The <text:span text:style-name="T6">Submodel</text:span> internal structure is closed by two methods:</text:p>
            <text:p text:style-name="P7"><text:span text:style-name="T8">·</text:span><text:span text:style-name="T7"><text:tab/></text:span><text:span text:style-name="T2">by double-clicking the mouse left button in a blank space of the submodel diagram window;</text:span></text:p>
            <text:p text:style-name="P7"><text:span text:style-name="T8">·</text:span><text:span text:style-name="T7"><text:tab/></text:span><text:span text:style-name="T2">by pressing the “Arrow up” button in the tool bar of the diagram window.</text:span> </text:p>
            <text:p text:style-name="P6">Notes:</text:p>
            <text:list xml:id="list5059072748149457207" text:style-name="L1">
              <text:list-item>
                <text:p text:style-name="P10">More detailed information on the operational procedures for this unit can be found in Sections “Demo tutorial” or “ Brief User’s Manual”.</text:p>
              </text:list-item>
              <text:list-item>
                <text:p text:style-name="P11"><text:span text:style-name="T9">Possible nesting level for submodels is not limited.</text:span> 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4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>
      <style:paragraph-properties fo:margin="100%" fo:margin-left="0cm" fo:margin-right="0cm" fo:margin-top="0cm" fo:margin-bottom="0cm" fo:text-indent="0cm" style:auto-text-indent="false" style:page-number="auto" style:shadow="none">
        <style:tab-stops/>
      </style:paragraph-properties>
      <style:text-properties fo:color="#0000ff" style:font-name="Times New Roman3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убмодель МВТУ</dc:title>
    <dc:date>2012-03-05T20:59:38.25</dc:date>
    <meta:editing-cycles>79</meta:editing-cycles>
    <meta:editing-duration>PT3H10M47S</meta:editing-duration>
    <dc:creator>Александр </dc:creator>
    <meta:document-statistic meta:table-count="1" meta:image-count="2" meta:object-count="0" meta:page-count="2" meta:paragraph-count="35" meta:word-count="574" meta:character-count="3266"/>
    <meta:user-defined meta:name="Поле 1"/>
    <meta:user-defined meta:name="Поле 2"/>
    <meta:user-defined meta:name="Поле 3"/>
    <meta:user-defined meta:name="Поле 4"/>
  </office:meta>
</office:document-meta>
</file>